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mm" fo:margin-bottom="0mm" style:contextual-spacing="false"/>
    </style:style>
    <style:style style:name="P2" style:family="paragraph" style:parent-style-name="Text_20_body" style:list-style-name="L1"/>
    <style:style style:name="P3" style:family="paragraph" style:parent-style-name="Text_20_body" style:list-style-name="L1">
      <style:paragraph-properties fo:margin-top="0mm" fo:margin-bottom="0mm" style:contextual-spacing="false"/>
    </style:style>
    <style:style style:name="T1" style:family="text">
      <style:text-properties style:text-underline-style="solid" style:text-underline-width="auto" style:text-underline-color="font-color"/>
    </style:style>
    <style:style style:name="Sect1" style:family="section">
      <style:section-properties fo:margin-left="0mm" fo:margin-right="0mm" style:editable="false">
        <style:columns fo:column-count="1" fo:column-gap="0mm"/>
      </style:section-properties>
    </style:style>
    <text:list-style style:name="L1">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office:automatic-styles>
  <office:body>
    <office:text text:use-soft-page-breaks="true">
      <office:forms form:automatic-focus="false" form:apply-design-mode="false">
        <form:form form:name="editor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t's discuss!@20 Marks</text:h>
      <text:section text:style-name="Sect1" text:name="discussions-tabpanel">
        <text:p text:style-name="P1"> </text:p>
        <text:section text:style-name="Sect1" text:name="full-discussions">
          <text:h text:style-name="Heading_20_2" text:outline-level="2">Discussion Topic</text:h>
          <text:p text:style-name="Text_20_body"/>
          <text:section text:style-name="Sect1" text:name="bb-editor-textbox">
            <text:p text:style-name="Text_20_body"><text:span text:style-name="Strong_20_Emphasis">Description:</text:span></text:p>
            <text:p text:style-name="Text_20_body">Nouns play a crucial role in software development, serving as key identifiers for entities, variables, classes, and more. This discussion aims to explore the significance of nouns in programming languages, databases, and various aspects of software engineering. We will delve into the importance of choosing meaningful and descriptive nouns, best practices for naming conventions, and the impact of noun selection on code readability, maintainability, and scalability.</text:p>
            <text:p text:style-name="Text_20_body"/>
            <text:p text:style-name="Text_20_body">Now that you have understood the relationship between Nouns and Computer Science, discuss the following:</text:p>
            <text:p text:style-name="Text_20_body"/>
            <text:list xml:id="list3123735346" text:style-name="L1">
              <text:list-item>
                <text:p text:style-name="P3">Provide the definition of nouns as per your understanding in your own words from the Unit [Refer to notes on BB, Manual and your own research]</text:p>
              </text:list-item>
            </text:list>
            <text:p text:style-name="P1"/>
            <text:list xml:id="list223025960684594" text:continue-numbering="true" text:style-name="L1">
              <text:list-item>
                <text:p text:style-name="P2">Assess their role in programming languages in the field of computer science.</text:p>
              </text:list-item>
            </text:list>
            <text:p text:style-name="Text_20_body"/>
            <text:p text:style-name="Text_20_body"><text:span text:style-name="Strong_20_Emphasis">Etiquettes:</text:span></text:p>
            <text:p text:style-name="Text_20_body">a. You must be respectful to your peer group.</text:p>
            <text:p text:style-name="Text_20_body">b. Each student should contribute constructively to the discussion by sharing his/her own objective views.</text:p>
            <text:p text:style-name="Text_20_body">c. REMEMBER! An academic discussion is NOT a fight.</text:p>
            <text:p text:style-name="Text_20_body">d. Use appropriate tone and language.</text:p>
            <text:p text:style-name="Text_20_body">e. Be thoughtful and considerate.</text:p>
            <text:p text:style-name="Text_20_body">f. Stay on the topic.</text:p>
            <text:p text:style-name="Text_20_body"/>
            <text:p text:style-name="Text_20_body"><text:span text:style-name="Strong_20_Emphasis"><text:span text:style-name="T1">This activity is marked on 20 marks.</text:span></text:span></text:p>
            <text:p text:style-name="Text_20_body"><text:line-break/></text:p>
          </text:section>
        </text:section>
      </text:section>
      <text:p text:style-name="Standard"><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4.23mm" fo:margin-bottom="2.12mm"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3.53mm" fo:margin-bottom="2.12mm"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3T22:02:52.429645136</meta:creation-date>
    <dc:date>2024-09-13T22:03:59.638957788</dc:date>
    <meta:editing-duration>PT1M8S</meta:editing-duration>
    <meta:editing-cycles>1</meta:editing-cycles>
    <meta:generator>LibreOffice/7.4.7.2$Linux_X86_64 LibreOffice_project/40$Build-2</meta:generator>
    <meta:print-date>2024-09-13T22:04:05.030562429</meta:print-date>
    <meta:document-statistic meta:table-count="0" meta:image-count="0" meta:object-count="0" meta:page-count="2" meta:paragraph-count="17" meta:word-count="184" meta:character-count="1187" meta:non-whitespace-character-count="1018"/>
  </office:meta>
</office:document-meta>
</file>